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4">
      <style:paragraph-properties fo:margin-top="0in" fo:margin-bottom="0in"/>
    </style:style>
    <style:style style:name="P28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booleans"/>Booleans<text:bookmark-end text:name="booleans"/></text:h>
      <text:p text:style-name="First_20_paragraph">This lab serves multipl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2" text:outline-level="2"><text:bookmark-start text:name="truth-tables"/>Truth Tables<text:bookmark-end text:name="truth-tables"/></text:h>
      <text:list text:style-name="L2">
        <text:list-item>
          <text:p text:style-name="P2">Copy and paste the following code into the <text:span text:style-name="Source_Text">Main</text:span> method of a new project:</text:p>
          <text:p text:style-name="P3">Console.WriteLine("Conjunction (and, &amp;&amp;) truth table:"</text:p>
          <text:p text:style-name="P4">+ "\n\n &amp;&amp; \t|| <text:s text:c="1"/>" + true + "\t| " + false</text:p>
          <text:p text:style-name="P5">+ "\n--||--|--"</text:p>
          <text:p text:style-name="P6">+ "\n" + true + "\t|| <text:s text:c="1"/>" + (true &amp;&amp; true) + "\t| " + (true &amp;&amp; false)</text:p>
          <text:p text:style-name="P7">+ "\n" + false + "\t|| <text:s text:c="1"/>" + (false &amp;&amp; true) + "\t| " + (false &amp;&amp; false)</text:p>
          <text:p text:style-name="P8">+ "\n\n*-*-*-*-*-*-*-*-*-*-*-*-*-*-*-*-*-*\n");</text:p>
          <text:p text:style-name="P9"/>
          <text:p text:style-name="P10">Console.WriteLine("Negation (not, !) truth table:"</text:p>
          <text:p text:style-name="P11">+ "\n\n value \t|| <text:s text:c="1"/>! "</text:p>
          <text:p text:style-name="P12">+ "\n--||-"</text:p>
          <text:p text:style-name="P13">+ "\n" + true + "\t|| <text:s text:c="1"/>" + !(true)</text:p>
          <text:p text:style-name="P14">+ "\n" + (!true) + "\t|| <text:s text:c="1"/>" + (!false)</text:p>
          <text:p text:style-name="P15">+ "\n\n*-*-*-*-*-*-*-*-*-*-*-*-*-*-*-*-*-*\n");</text:p>
        </text:list-item>
        <text:list-item>
          <text:p text:style-name="P2">Compile and execute it. This should display to the screen the <text:a xlink:type="simple" xlink:href="https://www.wikiwand.com/en/Truth_table" office:name=""><text:span text:style-name="Definition">truth tables</text:span></text:a> for conjunction (and, <text:span text:style-name="Source_Text">&amp;&amp;</text:span>) and negation (not, <text:span text:style-name="Source_Text">!</text:span>).</text:p>
        </text:list-item>
        <text:list-item>
          <text:p text:style-name="P2">Make sure you understand both the code and its output.</text:p>
        </text:list-item>
        <text:list-item>
          <text:p text:style-name="P2">After the truth table for the negation, write code to display the truth tables for three binary operators:</text:p>
          <text:list>
            <text:list-item>
              <text:p text:style-name="P15">the disjunction (or, <text:span text:style-name="Source_Text">||</text:span>),</text:p>
            </text:list-item>
            <text:list-item>
              <text:p text:style-name="P15">the identity (equality, <text:span text:style-name="Source_Text">==</text:span>), and</text:p>
            </text:list-item>
            <text:list-item>
              <text:p text:style-name="P15">the difference (inequality, <text:span text:style-name="Source_Text">!=</text:span>).</text:p>
            </text:list-item>
          </text:list>
          <text:p text:style-name="P2">Normally, copying the truth table for the conjunction and using the find-and-replace feature of your IDE should make this a quick and easy task.</text:p>
        </text:list-item>
        <text:list-item>
          <text:p text:style-name="P2">You can make sure you completed this exercise correctly by checking that your output matches the truth tables on Wikipedia for <text:a xlink:type="simple" xlink:href="https://www.wikiwand.com/en/Truth_table#Logical_disjunction_(OR)" office:name=""><text:span text:style-name="Definition">disjunction</text:span></text:a> and <text:a xlink:type="simple" xlink:href="https://www.wikiwand.com/en/Truth_table#Logical_equality" office:name=""><text:span text:style-name="Definition">equality</text:span></text:a>. To check the inequality truth table, compare your output against the table for <text:a xlink:type="simple" xlink:href="https://www.wikiwand.com/en/Truth_table#Exclusive_disjunction" office:name=""><text:span text:style-name="Definition">exclusive disjunction</text:span></text:a>. Exclusive disjunction (XOR) is conceptually different than inequality but has the same truth table.</text:p>
        </text:list-item>
      </text:list>
      <text:h text:style-name="Heading_20_2" text:outline-level="2"><text:bookmark-start text:name="precedence-and-order-of-evaluation"/>Precedence and Order of Evaluation<text:bookmark-end text:name="precedence-and-order-of-evaluation"/></text:h>
      <text:h text:style-name="Heading_20_3" text:outline-level="3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is order is also given <text:a xlink:type="simple" xlink:href="../../../book.html#precedence-of-operators-1" office:name=""><text:span text:style-name="Definition">in our notes</text:span></text:a>.</text:p>
      <text:p text:style-name="Text_20_body">For instance, <text:span text:style-name="Source_Text">! true || false &amp;&amp; 3 * 2 == 6</text:span> will be evaluated as</text:p>
      <text:p text:style-name="Text_20_body">Operation | | Result | Op. - | - | | – <text:span text:style-name="Source_Text">! true</text:span> <text:span text:style-name="Source_Text">|| false &amp;&amp; 3 * 2 == 6</text:span> | ⇒ | <text:span text:style-name="Source_Text">false</text:span> <text:span text:style-name="Source_Text">|| false &amp;&amp; 3 * 2 == 6</text:span> | <text:span text:style-name="Source_Text">!</text:span> <text:span text:style-name="Source_Text">false || false &amp;&amp;</text:span> <text:span text:style-name="Source_Text">3 * 2</text:span> <text:span text:style-name="Source_Text">== 6</text:span> | ⇒ | <text:span text:style-name="Source_Text">false || false &amp;&amp;</text:span> <text:span text:style-name="Source_Text">6</text:span> <text:span text:style-name="Source_Text">== 6</text:span> | <text:span text:style-name="Source_Text">*</text:span> <text:span text:style-name="Source_Text">false || false &amp;&amp;</text:span> <text:span text:style-name="Source_Text">6 == 6</text:span> | ⇒ | <text:span text:style-name="Source_Text">false || false &amp;&amp;</text:span> <text:span text:style-name="Source_Text">true</text:span> | <text:span text:style-name="Source_Text">==</text:span> <text:span text:style-name="Source_Text">false ||</text:span> <text:span text:style-name="Source_Text">false &amp;&amp; true</text:span> | ⇒ | <text:span text:style-name="Source_Text">false ||</text:span> <text:span text:style-name="Source_Text">false</text:span> | <text:span text:style-name="Source_Text">&amp;&amp;</text:span> <text:span text:style-name="Source_Text">false || false</text:span> | ⇒ | <text:span text:style-name="Source_Text">false</text:span> | <text:span text:style-name="Source_Text">||</text:span></text:p>
      <text:p text:style-name="Text_20_body">Note that an expression like <text:span text:style-name="Source_Text">!3 &gt; 2</text:span> does not make any sense: C## would try to take the negation of <text:span text:style-name="Source_Text">3</text:span> (since <text:span text:style-name="Source_Text">!</text:span> has higher precedence than <text:span text:style-name="Source_Text">&gt;</text:span>), but you cannot negate the truth value of an integer! Along the same lines, an expression like <text:span text:style-name="Source_Text">false * true</text:span> does not make sense; you can not multiply booleans (what would be “true times false”?)! Similarly, <text:span text:style-name="Source_Text">3 % false</text:span> will cause an error; can you see why? These are all examples of “illegal” expressions.</text:p>
      <text:p text:style-name="Text_20_body">Solution:</text:p>
      <text:p text:style-name="Text_20_body"><text:span text:style-name="Source_Text">3 % false</text:span> would cause an error because the <text:span text:style-name="Source_Text">%</text:span> operator (called <text:a xlink:type="simple" xlink:href="https://learn.microsoft.com/en-us/dotnet/csharp/language-reference/operators/arithmetic-operators#remainder-operator-" office:name=""><text:span text:style-name="Definition">the remainder operator</text:span></text:a>) expects two numerical datatypes, but <text:span text:style-name="Source_Text">false</text:span> is not of a numerical datatype, as it is a Boolean.</text:p>
      <text:h text:style-name="Heading_20_3" text:outline-level="3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Source_Text">true &amp;&amp; false || true</text:span></text:p>
        </text:list-item>
        <text:list-item>
          <text:p text:style-name="P16"><text:span text:style-name="Source_Text">!true &amp;&amp; false</text:span></text:p>
        </text:list-item>
        <text:list-item>
          <text:p text:style-name="P16"><text:span text:style-name="Source_Text">false || true &amp;&amp; !false</text:span></text:p>
        </text:list-item>
        <text:list-item>
          <text:p text:style-name="P16"><text:span text:style-name="Source_Text">false == !true || false</text:span></text:p>
        </text:list-item>
        <text:list-item>
          <text:p text:style-name="P16"><text:span text:style-name="Source_Text">!(true || false || true &amp;&amp; true)</text:span></text:p>
        </text:list-item>
        <text:list-item>
          <text:p text:style-name="P16"><text:span text:style-name="Source_Text">!(true || false) &amp;&amp; (true &amp;&amp; !false)</text:span></text:p>
        </text:list-item>
        <text:list-item>
          <text:p text:style-name="P16"><text:span text:style-name="Source_Text">!true || false &amp;&amp; (true &amp;&amp; !false)</text:span></text:p>
        </text:list-item>
        <text:list-item>
          <text:p text:style-name="P16"><text:span text:style-name="Source_Text">true != !(false || true)</text:span></text:p>
        </text:list-item>
      </text:list>
      <text:p text:style-name="First_20_paragraph">Solution:</text:p>
      <text:p text:style-name="Text_20_body">You can actually use your IDE to check your answers! Simply copy-and-paste the following in a <text:span text:style-name="Source_Text">Main</text:span> method:</text:p>
      <text:p text:style-name="P17">Console.WriteLine("The answers are:\n"</text:p>
      <text:p text:style-name="P18"><text:s text:c="4"/>+ "true &amp;&amp; false || true: " + (true &amp;&amp; false || true) + "\n"</text:p>
      <text:p text:style-name="P19"><text:s text:c="4"/>+ "!true &amp;&amp; false: " + (!true &amp;&amp; false) + "\n"</text:p>
      <text:p text:style-name="P20"><text:s text:c="4"/>+ "false || true &amp;&amp; !false: " + (false || true &amp;&amp; !false) + "\n"</text:p>
      <text:p text:style-name="P21"><text:s text:c="4"/>+ "false == !true || false: " + (false == !true || false) + "\n"</text:p>
      <text:p text:style-name="P22"><text:s text:c="4"/>+ "!(true || false || true &amp;&amp; true): " + (!(true || false || true &amp;&amp; true)) + "\n"</text:p>
      <text:p text:style-name="P23"><text:s text:c="4"/>+ "!(true || false) &amp;&amp; (true &amp;&amp; !false): " + (!(true || false) &amp;&amp; (true &amp;&amp; !false) ) + "\n"</text:p>
      <text:p text:style-name="P24"><text:s text:c="4"/>+ "!true || false &amp;&amp; (true &amp;&amp; !false): " + (!true || false &amp;&amp; (true &amp;&amp; !false)) + "\n"</text:p>
      <text:p text:style-name="P25"><text:s text:c="4"/>+ "true != !(false || true): " + (true != !(false || true)) + "\n"</text:p>
      <text:p text:style-name="P26">);</text:p>
      <text:h text:style-name="Heading_20_3" text:outline-level="3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27"><text:span text:style-name="Source_Text">3 &gt; 2</text:span></text:p>
        </text:list-item>
        <text:list-item>
          <text:p text:style-name="P27"><text:span text:style-name="Source_Text">2 == 4</text:span></text:p>
        </text:list-item>
        <text:list-item>
          <text:p text:style-name="P27"><text:span text:style-name="Source_Text">3 &gt;= 2 != false</text:span></text:p>
        </text:list-item>
        <text:list-item>
          <text:p text:style-name="P27"><text:span text:style-name="Source_Text">3 &gt; false</text:span></text:p>
        </text:list-item>
        <text:list-item>
          <text:p text:style-name="P27"><text:span text:style-name="Source_Text">true &amp;&amp; 3 + 5 * 8 == 43</text:span></text:p>
        </text:list-item>
        <text:list-item>
          <text:p text:style-name="P27"><text:span text:style-name="Source_Text">3 + true != false</text:span></text:p>
        </text:list-item>
      </text:list>
      <text:p text:style-name="First_20_paragraph">Solution:</text:p>
      <text:list text:style-name="L5">
        <text:list-item>
          <text:p text:style-name="P28"><text:span text:style-name="Source_Text">3 &gt; 2</text:span> is legal (comparing numerical values)</text:p>
        </text:list-item>
        <text:list-item>
          <text:p text:style-name="P28"><text:span text:style-name="Source_Text">2 == 4</text:span> is legal (comparing numerical values)</text:p>
        </text:list-item>
        <text:list-item>
          <text:p text:style-name="P28"><text:span text:style-name="Source_Text">3 &gt;= 2 != false</text:span> is legal (we first convert <text:span text:style-name="Source_Text">3 &gt;= 2</text:span> to <text:span text:style-name="Source_Text">True</text:span>, and then test if <text:span text:style-name="Source_Text">true</text:span> is different from <text:span text:style-name="Source_Text">false</text:span>)</text:p>
        </text:list-item>
        <text:list-item>
          <text:p text:style-name="P28"><text:span text:style-name="Source_Text">3 &gt; false</text:span> is <text:span text:style-name="T1">not legal</text:span> (a boolean value cannot be less than a numerical value)</text:p>
        </text:list-item>
        <text:list-item>
          <text:p text:style-name="P28"><text:span text:style-name="Source_Text">true &amp;&amp; 3 + 5 * 8 == 43</text:span> is legal (<text:span text:style-name="Source_Text">+</text:span> and <text:span text:style-name="Source_Text">*</text:span> are evaluated first, then <text:span text:style-name="Source_Text">==</text:span> compares two numerical values, resulting in a boolean value that can be tested for equality against <text:span text:style-name="Source_Text">true</text:span>)</text:p>
        </text:list-item>
        <text:list-item>
          <text:p text:style-name="P28"><text:span text:style-name="Source_Text">3 + true != false</text:span> is <text:span text:style-name="T1">not legal</text:span> (<text:span text:style-name="Source_Text">+</text:span> is evaluated first, but a numerical value and a boolean cannot be summed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52Z</meta:creation-date>
    <dc:date>2024-08-15T18:01:52Z</dc:date>
  </office:meta>
</office:document-meta>
</file>